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a4ebf" officeooo:paragraph-rsid="000a4ebf"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a4ebf" officeooo:paragraph-rsid="000a4ebf" style:font-weight-asian="normal" style:font-weight-complex="normal"/>
    </style:style>
    <style:style style:name="P3" style:family="paragraph" style:parent-style-name="Text_20_body" style:list-style-name="L1"/>
    <style:style style:name="P4" style:family="paragraph" style:parent-style-name="Text_20_body">
      <style:paragraph-properties fo:text-align="start" style:justify-single-word="false"/>
      <style:text-properties style:text-underline-style="none" fo:font-weight="normal" officeooo:rsid="000a4ebf" officeooo:paragraph-rsid="000a4ebf"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 III</text:p>
      <text:p text:style-name="P2"/>
      <text:p text:style-name="P2"/>
      <text:p text:style-name="P4"><text:span text:style-name="Strong_20_Emphasis">RAM Slots</text:span>: These are connectors on the motherboard where RAM modules are inserted to provide temporary storage for data being actively used by the computer. The more RAM slots a motherboard has, the more memory it can support. Higher-capacity RAM can improve system performance in memory-intensive tasks.</text:p>
      <text:list xml:id="list1476349809" text:style-name="L1">
        <text:list-item>
          <text:p text:style-name="P3"><text:span text:style-name="Strong_20_Emphasis">SATA Ports</text:span>: SATA (Serial ATA) ports are used to connect storage devices like hard drives or SSDs to the motherboard, enabling data transfer between the devices and the rest of the system. They come in various versions (SATA I, II, III), offering different transfer speeds. SATA ports typically support both data transfer and power supply for the devices.</text:p>
        </text:list-item>
        <text:list-item>
          <text:p text:style-name="P3"><text:span text:style-name="Strong_20_Emphasis">PCIe Slots</text:span>: PCIe (Peripheral Component Interconnect Express) slots are used to install expansion cards like graphics cards, sound cards, or network cards. They offer high-speed data transfer and come in different lane configurations (x1, x4, x8, x16). PCIe is essential for modern gaming, workstation, and server systems.</text:p>
        </text:list-item>
        <text:list-item>
          <text:p text:style-name="P3"><text:span text:style-name="Strong_20_Emphasis">Northbridge Chipset</text:span>: The Northbridge chipset is responsible for managing high-speed communication between the CPU, RAM, and PCIe slots. It’s typically involved in tasks that require fast data transfer. In modern systems, the Northbridge function has been largely integrated into the CPU itself.</text:p>
        </text:list-item>
        <text:list-item>
          <text:p text:style-name="P3"><text:span text:style-name="Strong_20_Emphasis">Southbridge Chipset</text:span>: The Southbridge chipset manages slower peripherals like USB devices, SATA ports, audio, and networking. It connects the CPU to lower-speed devices and systems. Unlike the Northbridge, the Southbridge handles more general input/output tasks.</text:p>
        </text:list-item>
        <text:list-item>
          <text:p text:style-name="P3"><text:span text:style-name="Strong_20_Emphasis">BIOS Chip</text:span>: The BIOS (Basic Input/Output System) chip contains the firmware that initializes hardware during the boot process and provides low-level control over the computer's hardware. It is typically stored on a small flash chip on the motherboard. The BIOS allows you to configure settings for the CPU, memory, and peripherals.</text:p>
        </text:list-item>
        <text:list-item>
          <text:p text:style-name="P3"><text:span text:style-name="Strong_20_Emphasis">CMOS Battery</text:span>: The CMOS battery powers the Real-Time Clock (RTC) and stores BIOS settings, such as system time and hardware configurations. Without the CMOS battery, your system may lose these settings each time it is powered off. It's a small coin-cell battery located on the motherboard.</text:p>
        </text:list-item>
        <text:list-item>
          <text:p text:style-name="P3"><text:span text:style-name="Strong_20_Emphasis">Jumper Pins</text:span>: Jumper pins are small connectors on the motherboard that control specific settings, such as clearing the CMOS or resetting hardware configurations. Jumpers are small plastic pieces that fit over pairs of pins to enable or disable certain functions. They’re typically used in older systems but can still be found in some modern ones.</text:p>
        </text:list-item>
        <text:list-item>
          <text:p text:style-name="P3"><text:span text:style-name="Strong_20_Emphasis">DisplayPort Cable</text:span>: A DisplayPort cable is used to connect a computer or other device to a monitor, supporting both high-definition audio and video. It supports higher resolutions and refresh rates than older connectors like VGA and DVI. DisplayPort 1.2 and newer versions can also support multi-monitor setups through daisy chaining.</text:p>
        </text:list-item>
        <text:list-item>
          <text:p text:style-name="P3"><text:soft-page-break/><text:span text:style-name="Strong_20_Emphasis">HDMI Cable</text:span>: HDMI (High-Definition Multimedia Interface) cables transmit high-definition audio and video signals from a device, like a computer, to a monitor or TV. HDMI supports both video and audio signals in one cable, making it convenient for home entertainment systems. It is widely used for gaming, streaming, and video conferencing.</text:p>
        </text:list-item>
        <text:list-item>
          <text:p text:style-name="P3"><text:span text:style-name="Strong_20_Emphasis">DVI Cable</text:span>: DVI (Digital Visual Interface) cables are used for transmitting high-definition video signals, often from a computer to a monitor. DVI connectors can carry either digital or analog signals, with the DVI-D (digital) and DVI-I (integrated) versions supporting different configurations. DVI is less common today, replaced mostly by HDMI and DisplayPort.</text:p>
        </text:list-item>
        <text:list-item>
          <text:p text:style-name="P3"><text:span text:style-name="Strong_20_Emphasis">VGA Cable</text:span>: VGA (Video Graphics Array) cables transmit analog video signals from a device to a display. Though it's an older standard, it’s still used for connecting older monitors or projectors. VGA supports lower resolutions compared to modern digital connections like HDMI and DisplayPort.</text:p>
        </text:list-item>
        <text:list-item>
          <text:p text:style-name="P3"><text:span text:style-name="Strong_20_Emphasis">USB Cable</text:span>: USB (Universal Serial Bus) cables are used for connecting devices like keyboards, mice, and external storage to a computer. They come in various types (USB-A, USB-B, USB-C) and can transfer data and provide power. USB cables are essential for many peripherals and are widely used for charging devices.</text:p>
        </text:list-item>
        <text:list-item>
          <text:p text:style-name="P3"><text:span text:style-name="Strong_20_Emphasis">Ethernet Cable</text:span>: Ethernet cables are used to connect computers and other devices to a local area network (LAN), typically through a router or switch. They provide a stable, wired connection for internet and intranet access. Ethernet cables come in various categories (e.g., Cat 5e, Cat 6) that determine the speed and bandwidth of the connection.</text:p>
        </text:list-item>
        <text:list-item>
          <text:p text:style-name="P3"><text:span text:style-name="Strong_20_Emphasis">SATA Cable</text:span>: SATA cables are used to connect storage devices, like hard drives or SSDs, to the motherboard. They provide data transfer between the storage and the system at high speeds. SATA cables are thin, flexible, and easy to manage in the computer's interior.</text:p>
        </text:list-item>
        <text:list-item>
          <text:p text:style-name="P3"><text:span text:style-name="Strong_20_Emphasis">Power Cable</text:span>: Power cables supply electrical energy from a wall socket to a device, like a computer or monitor, ensuring it runs properly. They come in various standards depending on the country and device (e.g., IEC, NEMA). Power cables are crucial for delivering energy to internal components and external peripherals.</text:p>
        </text:list-item>
        <text:list-item>
          <text:p text:style-name="P3"><text:span text:style-name="Strong_20_Emphasis">VR Headset</text:span>: A VR (Virtual Reality) headset is a device worn on the head that immerses the user in a 3D virtual environment. It typically features built-in displays, motion sensors, and sometimes headphones for an immersive experience. VR headsets are commonly used in gaming, simulations, and training applications.</text:p>
        </text:list-item>
        <text:list-item>
          <text:p text:style-name="P3"><text:span text:style-name="Strong_20_Emphasis">Capacitive Stylus</text:span>: A capacitive stylus is a pen-like tool used to interact with touchscreen devices, like smartphones and tablets. It uses the electrical properties of the screen to detect touch, providing more precision than using fingers. Capacitive styluses are popular for tasks like drawing, note-taking, and precise navigation.</text:p>
        </text:list-item>
        <text:list-item>
          <text:p text:style-name="P3"><text:span text:style-name="Strong_20_Emphasis">Graphics Tablet</text:span>: A graphics tablet is an input device that allows users to draw directly onto a digital surface, which translates the movements into a computer program. It typically comes <text:soft-page-break/>with a stylus for precise drawing and is widely used in digital art, animation, and design. Graphics tablets offer a natural drawing experience with pressure sensitivity.</text:p>
        </text:list-item>
        <text:list-item>
          <text:p text:style-name="P3"><text:span text:style-name="Strong_20_Emphasis">USB Hub</text:span>: A USB hub expands the number of available USB ports on a computer, allowing multiple devices to be connected simultaneously. It can be powered or unpowered, depending on whether it provides power to connected devices. USB hubs are essential when a computer has limited USB ports.</text:p>
        </text:list-item>
        <text:list-item>
          <text:p text:style-name="P3"><text:span text:style-name="Strong_20_Emphasis">Wireless Presenter</text:span>: A wireless presenter is a remote control device used to navigate slides or multimedia presentations during a meeting or lecture. It often includes buttons for advancing slides, starting and stopping videos, and a built-in laser pointer. These devices connect wirelessly to a computer, often via Bluetooth or USB receiver, for ease of use in large rooms.</text:p>
        </text:list-item>
      </text:list>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03T13:07:15.357273734</meta:creation-date>
    <dc:date>2025-02-03T13:18:23.830066528</dc:date>
    <meta:editing-duration>PT38S</meta:editing-duration>
    <meta:editing-cycles>1</meta:editing-cycles>
    <meta:document-statistic meta:table-count="0" meta:image-count="0" meta:object-count="0" meta:page-count="3" meta:paragraph-count="22" meta:word-count="1057" meta:character-count="6760" meta:non-whitespace-character-count="5745"/>
    <meta:generator>LibreOffice/6.4.7.2$Linux_X86_64 LibreOffice_project/40$Build-2</meta:generator>
  </office:meta>
</office:document-meta>
</file>